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rength</text:p>
          </table:table-cell>
          <table:table-cell office:value-type="string" table:style-name="ce1">
            <text:p>speed</text:p>
          </table:table-cell>
          <table:table-cell table:style-name="ce1"/>
          <table:table-cell office:value-type="string" table:style-name="ce1">
            <text:p>Höhe:</text:p>
          </table:table-cell>
          <table:table-cell office:value-type="float" office:value="-363" table:style-name="ce1">
            <text:p>-363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0.72970111</text:p>
          </table:table-cell>
          <table:table-cell table:style-name="ce1"/>
          <table:table-cell office:value-type="string" table:style-name="ce1">
            <text:p>Distanz:</text:p>
          </table:table-cell>
          <table:table-cell office:value-type="float" office:value="1228" table:formula="of:=865-[.E1]" table:style-name="ce1">
            <text:p>1228</text:p>
          </table:table-cell>
          <table:table-cell table:number-columns-repeated="16379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0.638228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2.5153904789485604" table:formula="of:=SQRT((2*[.E2]/1080)/0.359413)" table:style-name="ce1">
            <text:p>2,515390479</text:p>
          </table:table-cell>
          <table:table-cell table:number-columns-repeated="16379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0.54727583</text:p>
          </table:table-cell>
          <table:table-cell table:style-name="ce1"/>
          <table:table-cell office:value-type="string" table:style-name="ce1">
            <text:p>speed:</text:p>
          </table:table-cell>
          <table:table-cell office:value-type="float" office:value="0.90406403821033887" table:formula="of:=[.E3]*0.359413" table:style-name="ce1">
            <text:p>0,904064038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0.45569819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0.36393728</text:p>
          </table:table-cell>
          <table:table-cell table:number-columns-repeated="5" table:style-name="ce1"/>
          <table:table-cell office:value-type="string" table:style-name="ce1">
            <text:p>0.904056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0.27545613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0.17873954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om Keller</meta:initial-creator>
    <dc:creator>Tom Keller</dc:creator>
    <meta:creation-date>2023-05-16T20:26:34Z</meta:creation-date>
    <dc:date>2023-05-16T21:17:23Z</dc:date>
    <meta:editing-duration>PT0S</meta:editing-duration>
  </office:meta>
</office:document-meta>
</file>